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85cm"/>
    </style:style>
    <style:style style:name="gr2" style:family="graphic" style:parent-style-name="standard">
      <style:graphic-properties draw:stroke="none" svg:stroke-color="#000000" draw:fill="none" draw:fill-color="#ffffff" fo:min-height="2.55cm"/>
    </style:style>
    <style:style style:name="gr3" style:family="graphic" style:parent-style-name="standard">
      <style:graphic-properties draw:stroke="none" svg:stroke-color="#000000" draw:fill="none" draw:fill-color="#ffffff" fo:min-height="2.95cm"/>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fo:min-height="0.95cm"/>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0.002cm"/>
    </style:style>
    <style:style style:name="gr7" style:family="graphic" style:parent-style-name="standard">
      <style:graphic-properties draw:stroke="none" svg:stroke-color="#000000" draw:fill="none" draw:fill-color="#ffffff" fo:min-height="3.25cm"/>
    </style:style>
    <style:style style:name="gr8" style:family="graphic" style:parent-style-name="standard">
      <style:graphic-properties draw:stroke="none" svg:stroke-color="#000000" draw:fill="none" draw:fill-color="#ffffff" fo:min-height="3.15cm"/>
    </style:style>
    <style:style style:name="gr9" style:family="graphic" style:parent-style-name="standard">
      <style:graphic-properties draw:stroke="none" svg:stroke-color="#000000" draw:fill="none" draw:fill-color="#ffffff" fo:min-height="4.95cm"/>
    </style:style>
    <style:style style:name="P1" style:family="paragraph">
      <style:paragraph-properties fo:text-align="center"/>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2" style:family="paragraph">
      <style:paragraph-properties fo:text-align="center"/>
    </style:style>
    <style:style style:name="P3" style:family="paragraph">
      <style:paragraph-properties fo:text-align="start"/>
    </style:style>
    <style:style style:name="P4" style:family="paragraph">
      <style:paragraph-properties fo:line-height="100%" fo:text-align="start"/>
    </style:style>
    <style:style style:name="P5" style:family="paragraph">
      <style:paragraph-properties fo:line-height="100%" fo:text-align="start"/>
      <style:text-properties fo:font-size="11pt" style:font-size-asian="11pt" style:font-size-complex="11pt"/>
    </style:style>
    <style:style style:name="T1" style:family="text">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 style:family="text">
      <style:text-properties fo:font-size="16pt" style:font-size-asian="16pt" style:font-size-complex="16pt"/>
    </style:style>
    <style:style style:name="T3" style:family="text">
      <style:text-properties fo:font-size="11pt" style:font-size-asian="11pt" style:font-size-complex="11pt"/>
    </style:style>
    <style:style style:name="T4" style:family="text">
      <style:text-properties fo:font-size="18pt" style:font-size-asian="18pt" style:font-size-complex="18pt"/>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9cm" svg:height="2.1cm" svg:x="1cm" svg:y="1.1cm">
          <draw:text-box>
            <text:p text:style-name="P1"><text:span text:style-name="T1">Cahier des charges : </text:span></text:p>
          </draw:text-box>
        </draw:frame>
        <draw:frame draw:style-name="gr2" draw:layer="layout" svg:width="19cm" svg:height="5.947cm" svg:x="1cm" svg:y="3.3cm">
          <draw:text-box>
            <text:p>Dans le cadre d'un projet en java nous devons crée une banque d'images et pour cela nous disposions de 5 semaines.</text:p>
            <text:p/>
            <text:p>Dans le cadre de ce projets nous devions respecter certain critéres, nous devions avoir une Interface graphique , une structure de données ,une Architecture d'application, des donnes pour faire des test et enfin tout ce qui est gestion projet(cahier des charges suivi etc...)</text:p>
          </draw:text-box>
        </draw:frame>
        <draw:frame draw:style-name="gr3" draw:layer="layout" svg:width="19cm" svg:height="3.2cm" svg:x="1cm" svg:y="10.2cm">
          <draw:text-box>
            <text:p>Le but de notre application est de pouvoirs visualiser différentes images et de pouvoirs les triés.</text:p>
          </draw:text-box>
        </draw:frame>
      </draw:page>
      <draw:page draw:name="page2" draw:style-name="dp1" draw:master-page-name="Standard">
        <draw:rect draw:style-name="gr4" draw:text-style-name="P2" draw:layer="layout" svg:width="11.5cm" svg:height="7cm" svg:x="6.4cm" svg:y="6.5cm">
          <text:p text:style-name="P2">Huit images miniature <text:s/></text:p>
        </draw:rect>
        <draw:rect draw:style-name="gr4" draw:text-style-name="P3" draw:layer="layout" svg:width="12.9cm" svg:height="1cm" svg:x="5cm" svg:y="5.5cm">
          <text:p text:style-name="P2">Barre de recherche</text:p>
        </draw:rect>
        <draw:rect draw:style-name="gr4" draw:text-style-name="P2" draw:layer="layout" svg:width="1.4cm" svg:height="7cm" svg:x="5cm" svg:y="6.5cm">
          <text:p text:style-name="P2"><text:span text:style-name="T2">Barre</text:span></text:p>
          <text:p text:style-name="P2"><text:span text:style-name="T2">de</text:span></text:p>
          <text:p text:style-name="P2"><text:span text:style-name="T2">trie </text:span><text:s/></text:p>
        </draw:rect>
        <draw:rect draw:style-name="gr4" draw:text-style-name="P5" draw:layer="layout" svg:width="12.9cm" svg:height="0.9cm" draw:transform="skewX (0.0022689280275922) rotate (0.0019198621771934) translate (5cm 13.525cm)">
          <text:p text:style-name="P4"><text:span text:style-name="T3"><text:s/></text:span><text:span text:style-name="T4">←</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 text:c="4"/>→</text:span><text:span text:style-name="T3"> </text:span></text:p>
        </draw:rect>
        <draw:frame draw:style-name="gr5" draw:layer="layout" svg:width="5.9cm" svg:height="1.2cm" svg:x="1.4cm" svg:y="4.3cm">
          <draw:text-box>
            <text:p>Première vue :</text:p>
          </draw:text-box>
        </draw:frame>
        <draw:frame draw:style-name="gr5" draw:layer="layout" svg:width="18cm" svg:height="1.2cm" svg:x="1cm" svg:y="16.3cm">
          <draw:text-box>
            <text:p>Lorsque l'on clic sur une des huit images : </text:p>
          </draw:text-box>
        </draw:frame>
        <draw:rect draw:style-name="gr4" draw:text-style-name="P2" draw:layer="layout" svg:width="12.9cm" svg:height="6.6cm" svg:x="4.9cm" svg:y="17.8cm">
          <text:p text:style-name="P2">Images taille réelle </text:p>
        </draw:rect>
        <draw:frame draw:style-name="gr6" draw:layer="layout" svg:width="0.502cm" svg:height="1.204cm" svg:x="1.059cm" svg:y="25.7cm">
          <draw:text-box>
            <text:p/>
          </draw:text-box>
        </draw:frame>
        <draw:frame draw:style-name="gr7" draw:layer="layout" svg:width="19cm" svg:height="3.5cm" svg:x="1cm" svg:y="25.3cm">
          <draw:text-box>
            <text:p>Barre de trie :</text:p>
            <text:p/>
            <text:p><text:span text:style-name="T5">- trie par taille</text:span></text:p>
            <text:p><text:span text:style-name="T5"/></text:p>
            <text:p><text:span text:style-name="T5">- trie par couleur dominante</text:span></text:p>
          </draw:text-box>
        </draw:frame>
        <draw:frame draw:style-name="gr8" draw:layer="layout" svg:width="19cm" svg:height="3.4cm" svg:x="1cm" svg:y="1cm">
          <draw:text-box>
            <text:p>Voila notre première idée, nous avons commençaient <text:s/>à programmer <text:s/>avec cela en tête.</text:p>
            <text:p/>
          </draw:text-box>
        </draw:frame>
      </draw:page>
      <draw:page draw:name="page3" draw:style-name="dp1" draw:master-page-name="Standard">
        <draw:frame draw:style-name="gr9" draw:layer="layout" svg:width="19cm" svg:height="5.235cm" svg:x="1cm" svg:y="1cm">
          <draw:text-box>
            <text:p>Mais nous avons vite eu d'autre idées, nous avons rajoutaient un trie par format et un trie par nom d'image, la barre de recherche est devenues une recherche par tags. De plus quand nous agrandissons l'image nous pouvons la noter et nous pouvons rajouter des tags.</text:p>
            <text:p><text:s/></text:p>
            <text:p><text:s/></text:p>
          </draw:text-box>
        </draw:frame>
        <draw:rect draw:style-name="gr4" draw:text-style-name="P2" draw:layer="layout" svg:width="11.5cm" svg:height="7cm" svg:x="6.2cm" svg:y="8.3cm">
          <text:p text:style-name="P2">Huit images miniature <text:s/></text:p>
        </draw:rect>
        <draw:rect draw:style-name="gr4" draw:text-style-name="P3" draw:layer="layout" svg:width="12.9cm" svg:height="1cm" svg:x="4.8cm" svg:y="7.3cm">
          <text:p text:style-name="P2">Recherche par tags</text:p>
        </draw:rect>
        <draw:rect draw:style-name="gr4" draw:text-style-name="P2" draw:layer="layout" svg:width="1.4cm" svg:height="7cm" svg:x="4.8cm" svg:y="8.3cm">
          <text:p text:style-name="P2"><text:span text:style-name="T2">Barre</text:span></text:p>
          <text:p text:style-name="P2"><text:span text:style-name="T2">de</text:span></text:p>
          <text:p text:style-name="P2"><text:span text:style-name="T2">trie </text:span><text:s/></text:p>
        </draw:rect>
        <draw:rect draw:style-name="gr4" draw:text-style-name="P5" draw:layer="layout" svg:width="12.9cm" svg:height="0.9cm" draw:transform="skewX (0.0022689280275922) rotate (0.0019198621771934) translate (4.8cm 15.325cm)">
          <text:p text:style-name="P4"><text:span text:style-name="T3"><text:s text:c="15"/></text:span><text:span text:style-name="T4">←</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 text:c="10"/>→</text:span><text:span text:style-name="T3"> </text:span></text:p>
        </draw:rect>
        <draw:frame draw:style-name="gr5" draw:layer="layout" svg:width="5.9cm" svg:height="1.2cm" svg:x="1.2cm" svg:y="6.1cm">
          <draw:text-box>
            <text:p>Première vue :</text:p>
          </draw:text-box>
        </draw:frame>
        <draw:frame draw:style-name="gr5" draw:layer="layout" svg:width="18cm" svg:height="1.2cm" svg:x="0.8cm" svg:y="18.1cm">
          <draw:text-box>
            <text:p>Lorsque l'on clic sur une des huit images : </text:p>
          </draw:text-box>
        </draw:frame>
        <draw:rect draw:style-name="gr4" draw:text-style-name="P2" draw:layer="layout" svg:width="11.5cm" svg:height="7cm" svg:x="6.4cm" svg:y="20.2cm">
          <text:p text:style-name="P2">Images taille canvas </text:p>
        </draw:rect>
        <draw:rect draw:style-name="gr4" draw:text-style-name="P3" draw:layer="layout" svg:width="12.9cm" svg:height="1cm" svg:x="5cm" svg:y="19.2cm">
          <text:p text:style-name="P2">Ajout de tags</text:p>
        </draw:rect>
        <draw:rect draw:style-name="gr4" draw:text-style-name="P2" draw:layer="layout" svg:width="1.4cm" svg:height="7cm" svg:x="5cm" svg:y="20.2cm">
          <text:p text:style-name="P2"><text:span text:style-name="T2">Barre</text:span></text:p>
          <text:p text:style-name="P2"><text:span text:style-name="T2">de</text:span></text:p>
          <text:p text:style-name="P2"><text:span text:style-name="T2">trie </text:span><text:s/></text:p>
        </draw:rect>
        <draw:rect draw:style-name="gr4" draw:text-style-name="P5" draw:layer="layout" svg:width="12.9cm" svg:height="0.9cm" draw:transform="skewX (0.0022689280275922) rotate (0.0019198621771934) translate (5cm 27.225cm)">
          <text:p text:style-name="P4"><text:span text:style-name="T4"><text:tab/></text:span><text:span text:style-name="T4"><text:tab/></text:span><text:span text:style-name="T4"><text:tab/></text:span><text:span text:style-name="T4"><text:tab/></text:span><text:span text:style-name="T4"> </text:span><text:span text:style-name="T4">Note sur 5 </text:span><text:span text:style-name="T4"><text:tab/></text:span><text:span text:style-name="T4"><text:tab/></text:span><text:span text:style-name="T4"><text:tab/></text:span><text:span text:style-name="T4"><text:tab/></text:span><text:span text:style-name="T4"> <text:s text:c="3"/></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3-25T14:08:03.14</meta:creation-date>
    <dc:date>2018-04-29T13:51:19.08</dc:date>
    <meta:editing-duration>PT1H5M48S</meta:editing-duration>
    <meta:editing-cycles>4</meta:editing-cycles>
    <meta:generator>OpenOffice/4.1.3$Win32 OpenOffice.org_project/413m1$Build-9783</meta:generator>
    <meta:document-statistic meta:object-count="24"/>
  </office:meta>
</office:document-meta>
</file>